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ImplementationImpl.hasFeature( String feature , String version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MImplementationImpl.createDocument( String namespaceURI , String qualifiedName , DocumentType doc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ImplementationImpl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